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MessageContentAvailableException.get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MessageContentAvailableException.NoMessageContentAvailableException( MessageExchange message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